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5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7" style:family="text">
      <style:text-properties fo:font-size="12.00pt" fo:font-weight="normal" fo:font-family="Consolas" style:font-family-asian="Consolas" style:font-family-complex="Consolas" fo:background-color="transparent" fo:color="#808080"/>
    </style:style>
    <style:style style:name="T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9" style:family="text">
      <style:text-properties fo:font-size="12.00pt" fo:font-weight="normal" fo:font-family="Consolas" style:font-family-asian="Consolas" style:font-family-complex="Consolas" fo:background-color="transparent" fo:color="#3f7f5f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11" style:family="text">
      <style:text-properties fo:font-size="12.00pt" fo:font-weight="normal" fo:font-family="Consolas" style:font-family-asian="Consolas" style:font-family-complex="Consolas" fo:background-color="transparent" fo:color="#3f7f5f"/>
    </style:style>
    <style:style style:name="T12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4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7f"/>
    </style:style>
    <style:style style:name="T1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9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0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1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4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5fbf"/>
    </style:style>
    <style:style style:name="T26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9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1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4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5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3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7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3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9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4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2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3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44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7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8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4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50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5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52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53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5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55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56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57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5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5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6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61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6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63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6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65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6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6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68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69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7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7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7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73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74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7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76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7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78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79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8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1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82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83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8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8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87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8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89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9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1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92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93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94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9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9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7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9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99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0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01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0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03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0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05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06" style:family="text">
      <style:text-properties fo:font-size="12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5fbf"/>
    </style:style>
    <style:style style:name="T107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0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09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1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11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1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13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1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1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16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1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18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1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20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2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22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23" style:family="text">
      <style:text-properties fo:font-size="12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5fbf"/>
    </style:style>
    <style:style style:name="T124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2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26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2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28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2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30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3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3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33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3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35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3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37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3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39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40" style:family="text">
      <style:text-properties fo:font-size="12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5fbf"/>
    </style:style>
    <style:style style:name="T141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4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43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4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45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4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47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4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4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50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5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52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5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54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5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56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5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58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5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6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61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62" style:family="text">
      <style:text-properties fo:font-size="12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5fbf"/>
    </style:style>
    <style:style style:name="T163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6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6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6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67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16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69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17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71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172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7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74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75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17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7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7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79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8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8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82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83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18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85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18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87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188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8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9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91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192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9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9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95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19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19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98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199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0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01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0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03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04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0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0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07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08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0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1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11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12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1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14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1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16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17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1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19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20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21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2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2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24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25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2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27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2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29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3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3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32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33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34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3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3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37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3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3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4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41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4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43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4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45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4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4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48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49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5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5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5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53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54" style:family="text">
      <style:text-properties fo:font-size="12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5fbf"/>
    </style:style>
    <style:style style:name="T255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5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5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58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59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6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61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6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63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64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6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6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67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68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6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7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71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72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7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74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7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76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77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7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79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80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81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8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8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84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85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8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87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28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89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29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9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92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93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294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29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9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297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29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29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0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01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30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03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30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05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30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0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08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09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31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1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1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13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1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1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1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17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31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19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32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21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322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2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24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25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32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2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2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29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33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3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32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33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33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35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33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37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338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3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4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41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42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34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44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34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46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347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4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4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5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51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35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53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35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55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35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5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5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59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60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36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62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36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64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365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6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6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68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69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37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71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37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73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374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7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7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77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78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37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80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38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82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383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8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8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8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87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38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89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39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91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392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9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9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95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396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39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398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39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00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401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0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0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04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05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40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07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40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09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41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1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1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13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14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41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16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41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18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419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2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2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22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23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42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25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42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27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428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2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3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31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32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43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34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43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36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437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3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3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40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41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442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43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44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45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446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4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4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49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50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45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52" style:family="text">
      <style:text-properties fo:font-size="12.00pt" fo:font-weight="normal" fo:font-family="Consolas" style:font-family-asian="Consolas" style:font-family-complex="Consolas" fo:background-color="transparent" fo:color="#7f007f"/>
    </style:style>
    <style:style style:name="T45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54" style:family="text">
      <style:text-properties fo:font-size="12.00pt" fo:font-weight="normal" fo:font-family="Consolas" style:font-family-asian="Consolas" style:font-family-complex="Consolas" fo:background-color="transparent" fo:color="#2a00ff" fo:font-style="italic"/>
    </style:style>
    <style:style style:name="T455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5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5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58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5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60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6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62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6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64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6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66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6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68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6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70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7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72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7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74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7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76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7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78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7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80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8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82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8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84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8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86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87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88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89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90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91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92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9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94" style:family="text">
      <style:text-properties fo:font-size="12.00pt" fo:font-weight="normal" fo:font-family="Consolas" style:font-family-asian="Consolas" style:font-family-complex="Consolas" fo:background-color="transparent" fo:color="#3f5fbf"/>
    </style:style>
    <style:style style:name="T49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9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97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498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499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500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501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502" style:family="text">
      <style:text-properties fo:font-size="12.00pt" fo:font-weight="normal" fo:font-family="Consolas" style:font-family-asian="Consolas" style:font-family-complex="Consolas" fo:background-color="transparent" fo:color="#3f7f7f"/>
    </style:style>
    <style:style style:name="T503" style:family="text">
      <style:text-properties fo:font-size="12.00pt" fo:font-weight="normal" fo:font-family="Consolas" style:font-family-asian="Consolas" style:font-family-complex="Consolas" fo:background-color="transparent" fo:color="#008080"/>
    </style:style>
    <style:style style:name="T504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5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</office:automatic-styles>
  <office:body>
    <office:text>
      <text:p text:style-name="P1"><text:span text:style-name="T1">Hibernate Configuration Settings</text:span></text:p>
      <text:p text:style-name="P1"><text:span text:style-name="T1"/></text:p>
      <text:p text:style-name="P2"><text:span text:style-name="T2">&lt;!</text:span><text:span text:style-name="T3">DOCTYPE</text:span><text:span text:style-name="T4"><text:s/></text:span><text:span text:style-name="T5">hibernate-configuration</text:span><text:span text:style-name="T6"><text:s/></text:span><text:span text:style-name="T7">SYSTEM</text:span><text:span text:style-name="T8"><text:s/></text:span><text:span text:style-name="T9">"</text:span><text:a xlink:href="http://hibernate.sourceforge.net/hibernate-configuration-3.0.dtd"><text:span text:style-name="T10">http://hibernate.sourceforge.net/hibernate-configuration-3.0.dtd</text:span></text:a><text:span text:style-name="T11">"</text:span><text:span text:style-name="T12">&gt;</text:span><text:span text:style-name="T13"/></text:p>
      <text:p text:style-name="P2"><text:span text:style-name="T13"/></text:p>
      <text:p text:style-name="P2"><text:span text:style-name="T14">&lt;</text:span><text:span text:style-name="T15">hibernate-configuration</text:span><text:span text:style-name="T16">&gt;</text:span><text:span text:style-name="T17"/></text:p>
      <text:p text:style-name="P2"><text:span text:style-name="T18"><text:s text:c="4"/></text:span><text:span text:style-name="T19">&lt;</text:span><text:span text:style-name="T20">session-factory</text:span><text:span text:style-name="T21">&gt;</text:span><text:span text:style-name="T22"/></text:p>
      <text:p text:style-name="P2"><text:span text:style-name="T22"/></text:p>
      <text:p text:style-name="P2"><text:span text:style-name="T23"><text:s text:c="8"/></text:span><text:span text:style-name="T24">&lt;!-- Don't forget to copy your JDBC driver to the<text:s/></text:span><text:span text:style-name="T25">lib</text:span><text:span text:style-name="T26">/ directory! --&gt;</text:span><text:span text:style-name="T27"/></text:p>
      <text:p text:style-name="P2"><text:span text:style-name="T27"/></text:p>
      <text:p text:style-name="P2"><text:span text:style-name="T28"><text:s text:c="8"/></text:span><text:span text:style-name="T29">&lt;!-- Settings for a local HSQL (testing) database.</text:span><text:span text:style-name="T30"/></text:p>
      <text:p text:style-name="P2"><text:span text:style-name="T31"><text:s text:c="8"/>--&gt;</text:span><text:span text:style-name="T32"/></text:p>
      <text:p text:style-name="P2"><text:span text:style-name="T33"><text:s text:c="8"/></text:span><text:span text:style-name="T34">&lt;</text:span><text:span text:style-name="T35">property</text:span><text:span text:style-name="T36"><text:s/></text:span><text:span text:style-name="T37">name</text:span><text:span text:style-name="T38">=</text:span><text:span text:style-name="T39">"dialect"</text:span><text:span text:style-name="T40">&gt;</text:span><text:span text:style-name="T41">org.hibernate.dialect.HSQLDialect</text:span><text:span text:style-name="T42">&lt;/</text:span><text:span text:style-name="T43">property</text:span><text:span text:style-name="T44">&gt;</text:span><text:span text:style-name="T45"/></text:p>
      <text:p text:style-name="P2"><text:span text:style-name="T46"><text:s text:c="8"/></text:span><text:span text:style-name="T47">&lt;</text:span><text:span text:style-name="T48">property</text:span><text:span text:style-name="T49"><text:s/></text:span><text:span text:style-name="T50">name</text:span><text:span text:style-name="T51">=</text:span><text:span text:style-name="T52">"connection.driver_class"</text:span><text:span text:style-name="T53">&gt;</text:span><text:span text:style-name="T54">org.hsqldb.jdbcDriver</text:span><text:span text:style-name="T55">&lt;/</text:span><text:span text:style-name="T56">property</text:span><text:span text:style-name="T57">&gt;</text:span><text:span text:style-name="T58"/></text:p>
      <text:p text:style-name="P2"><text:span text:style-name="T59"><text:s text:c="8"/></text:span><text:span text:style-name="T60">&lt;</text:span><text:span text:style-name="T61">property</text:span><text:span text:style-name="T62"><text:s/></text:span><text:span text:style-name="T63">name</text:span><text:span text:style-name="T64">=</text:span><text:span text:style-name="T65">"connection.url"</text:span><text:span text:style-name="T66">&gt;</text:span><text:span text:style-name="T67">jdbc:hsqldb:hsql://localhost</text:span><text:span text:style-name="T68">&lt;/</text:span><text:span text:style-name="T69">property</text:span><text:span text:style-name="T70">&gt;</text:span><text:span text:style-name="T71"/></text:p>
      <text:p text:style-name="P2"><text:span text:style-name="T72"><text:s text:c="8"/></text:span><text:span text:style-name="T73">&lt;</text:span><text:span text:style-name="T74">property</text:span><text:span text:style-name="T75"><text:s/></text:span><text:span text:style-name="T76">name</text:span><text:span text:style-name="T77">=</text:span><text:span text:style-name="T78">"connection.username"</text:span><text:span text:style-name="T79">&gt;</text:span><text:span text:style-name="T80">sa</text:span><text:span text:style-name="T81">&lt;/</text:span><text:span text:style-name="T82">property</text:span><text:span text:style-name="T83">&gt;</text:span><text:span text:style-name="T84"/></text:p>
      <text:p text:style-name="P2"><text:span text:style-name="T85"><text:s text:c="8"/></text:span><text:span text:style-name="T86">&lt;</text:span><text:span text:style-name="T87">property</text:span><text:span text:style-name="T88"><text:s/></text:span><text:span text:style-name="T89">name</text:span><text:span text:style-name="T90">=</text:span><text:span text:style-name="T91">"connection.password"</text:span><text:span text:style-name="T92">&gt;&lt;/</text:span><text:span text:style-name="T93">property</text:span><text:span text:style-name="T94">&gt;</text:span><text:span text:style-name="T95"/></text:p>
      <text:p text:style-name="P2"><text:span text:style-name="T95"/></text:p>
      <text:p text:style-name="P2"><text:span text:style-name="T96"><text:s text:c="8"/></text:span><text:span text:style-name="T97">&lt;!-- Settings for a local PostgreSQL database.</text:span><text:span text:style-name="T98"/></text:p>
      <text:p text:style-name="P2"><text:span text:style-name="T99"><text:s text:c="8"/>&lt;property name="dialect"&gt;org.hibernate.dialect.PostgreSQLDialect&lt;/property&gt;</text:span><text:span text:style-name="T100"/></text:p>
      <text:p text:style-name="P2"><text:span text:style-name="T101"><text:s text:c="8"/>&lt;property name="query.substitutions"&gt;yes 'Y', no 'N'&lt;/property&gt;</text:span><text:span text:style-name="T102"/></text:p>
      <text:p text:style-name="P2"><text:span text:style-name="T103"><text:s text:c="8"/>&lt;property name="connection.driver_class"&gt;org.postgresql.Driver&lt;/property&gt;</text:span><text:span text:style-name="T104"/></text:p>
      <text:p text:style-name="P2"><text:span text:style-name="T105"><text:s text:c="8"/>&lt;property name="connection.url"&gt;jdbc:postgresql://</text:span><text:span text:style-name="T106">localhost</text:span><text:span text:style-name="T107">/test&lt;/property&gt;</text:span><text:span text:style-name="T108"/></text:p>
      <text:p text:style-name="P2"><text:span text:style-name="T109"><text:s text:c="8"/>&lt;property name="connection.username"&gt;test&lt;/property&gt;</text:span><text:span text:style-name="T110"/></text:p>
      <text:p text:style-name="P2"><text:span text:style-name="T111"><text:s text:c="8"/>&lt;property name="connection.password"&gt;test&lt;/property&gt;</text:span><text:span text:style-name="T112"/></text:p>
      <text:p text:style-name="P2"><text:span text:style-name="T113"><text:s text:c="8"/>--&gt;</text:span><text:span text:style-name="T114"/></text:p>
      <text:p text:style-name="P2"><text:span text:style-name="T114"/></text:p>
      <text:p text:style-name="P2"><text:span text:style-name="T115"><text:s text:c="8"/></text:span><text:span text:style-name="T116">&lt;!-- Settings for a MySQL database.</text:span><text:span text:style-name="T117"/></text:p>
      <text:p text:style-name="P2"><text:span text:style-name="T118"><text:s text:c="8"/>&lt;property name="dialect"&gt;org.hibernate.dialect.MySQLInnoDBDialect&lt;/property&gt;</text:span><text:span text:style-name="T119"/></text:p>
      <text:p text:style-name="P2"><text:span text:style-name="T120"><text:s text:c="8"/>&lt;property name="connection.driver_class"&gt;com.mysql.jdbc.Driver&lt;/property&gt;</text:span><text:span text:style-name="T121"/></text:p>
      <text:p text:style-name="P2"><text:span text:style-name="T122"><text:s text:c="8"/>&lt;property name="connection.url"&gt;jdbc:mysql://</text:span><text:span text:style-name="T123">localhost</text:span><text:span text:style-name="T124">/test&lt;/property&gt;</text:span><text:span text:style-name="T125"/></text:p>
      <text:p text:style-name="P2"><text:span text:style-name="T126"><text:s text:c="8"/>&lt;property name="connection.username"&gt;test&lt;/property&gt;</text:span><text:span text:style-name="T127"/></text:p>
      <text:p text:style-name="P2"><text:span text:style-name="T128"><text:s text:c="8"/>&lt;property name="connection.password"&gt;test&lt;/property&gt;</text:span><text:span text:style-name="T129"/></text:p>
      <text:p text:style-name="P2"><text:span text:style-name="T130"><text:s text:c="8"/>--&gt;</text:span><text:span text:style-name="T131"/></text:p>
      <text:p text:style-name="P2"><text:span text:style-name="T131"/></text:p>
      <text:p text:style-name="P2"><text:span text:style-name="T132"><text:s text:c="8"/></text:span><text:span text:style-name="T133">&lt;!-- Settings for an Oracle9/10g database.</text:span><text:span text:style-name="T134"/></text:p>
      <text:p text:style-name="P2"><text:span text:style-name="T135"><text:s text:c="8"/>&lt;property name="dialect"&gt;org.hibernate.dialect.Oracle9Dialect&lt;/property&gt;</text:span><text:span text:style-name="T136"/></text:p>
      <text:p text:style-name="P2"><text:span text:style-name="T137"><text:s text:c="8"/>&lt;property name="connection.driver_class"&gt;oracle.jdbc.driver.OracleDriver&lt;/property&gt;</text:span><text:span text:style-name="T138"/></text:p>
      <text:p text:style-name="P2"><text:span text:style-name="T139"><text:s text:c="8"/>&lt;property name="connection.url"&gt;jdbc:oracle:thin:</text:span><text:span text:style-name="T140">@localhost</text:span><text:span text:style-name="T141">:1521:ORAC9&lt;/property&gt;</text:span><text:span text:style-name="T142"/></text:p>
      <text:p text:style-name="P2"><text:span text:style-name="T143"><text:s text:c="8"/>&lt;property name="connection.username"&gt;test&lt;/property&gt;</text:span><text:span text:style-name="T144"/></text:p>
      <text:p text:style-name="P2"><text:span text:style-name="T145"><text:s text:c="8"/>&lt;property name="connection.password"&gt;test&lt;/property&gt;</text:span><text:span text:style-name="T146"/></text:p>
      <text:p text:style-name="P2"><text:span text:style-name="T147"><text:s text:c="8"/>--&gt;</text:span><text:span text:style-name="T148"/></text:p>
      <text:p text:style-name="P2"><text:span text:style-name="T148"/></text:p>
      <text:p text:style-name="P2"><text:span text:style-name="T149"><text:s text:c="8"/></text:span><text:span text:style-name="T150">&lt;!-- Use the C3P0 connection pool.</text:span><text:span text:style-name="T151"/></text:p>
      <text:p text:style-name="P2"><text:span text:style-name="T152"><text:s text:c="8"/>&lt;property name="c3p0.min_size"&gt;3&lt;/property&gt;</text:span><text:span text:style-name="T153"/></text:p>
      <text:p text:style-name="P2"><text:span text:style-name="T154"><text:s text:c="8"/>&lt;property name="c3p0.max_size"&gt;5&lt;/property&gt;</text:span><text:span text:style-name="T155"/></text:p>
      <text:p text:style-name="P2"><text:span text:style-name="T156"><text:s text:c="8"/>&lt;property name="c3p0.timeout"&gt;1800&lt;/property&gt;</text:span><text:span text:style-name="T157"/></text:p>
      <text:p text:style-name="P2"><text:span text:style-name="T158"><text:s text:c="8"/>--&gt;</text:span><text:span text:style-name="T159"/></text:p>
      <text:p text:style-name="P2"><text:span text:style-name="T159"/></text:p>
      <text:p text:style-name="P2"><text:span text:style-name="T160"><text:s text:c="8"/></text:span><text:span text:style-name="T161">&lt;!-- Use the<text:s/></text:span><text:span text:style-name="T162">Hibernate</text:span><text:span text:style-name="T163"><text:s/>built-in pool for tests. --&gt;</text:span><text:span text:style-name="T164"/></text:p>
      <text:p text:style-name="P2"><text:span text:style-name="T165"><text:s text:c="8"/></text:span><text:span text:style-name="T166">&lt;</text:span><text:span text:style-name="T167">property</text:span><text:span text:style-name="T168"><text:s/></text:span><text:span text:style-name="T169">name</text:span><text:span text:style-name="T170">=</text:span><text:span text:style-name="T171">"connection.pool_size"</text:span><text:span text:style-name="T172">&gt;</text:span><text:span text:style-name="T173">3</text:span><text:span text:style-name="T174">&lt;/</text:span><text:span text:style-name="T175">property</text:span><text:span text:style-name="T176">&gt;</text:span><text:span text:style-name="T177"/></text:p>
      <text:p text:style-name="P2"><text:span text:style-name="T177"/></text:p>
      <text:p text:style-name="P2"><text:span text:style-name="T178"><text:s text:c="8"/></text:span><text:span text:style-name="T179">&lt;!-- Enable auto-commit mode for special cases (integration testing) --&gt;</text:span><text:span text:style-name="T180"/></text:p>
      <text:p text:style-name="P2"><text:span text:style-name="T181"><text:s text:c="8"/></text:span><text:span text:style-name="T182">&lt;</text:span><text:span text:style-name="T183">property</text:span><text:span text:style-name="T184"><text:s/></text:span><text:span text:style-name="T185">name</text:span><text:span text:style-name="T186">=</text:span><text:span text:style-name="T187">"connection.autocommit"</text:span><text:span text:style-name="T188">&gt;</text:span><text:span text:style-name="T189">true</text:span><text:span text:style-name="T190">&lt;/</text:span><text:span text:style-name="T191">property</text:span><text:span text:style-name="T192">&gt;</text:span><text:span text:style-name="T193"/></text:p>
      <text:p text:style-name="P2"><text:span text:style-name="T193"/></text:p>
      <text:p text:style-name="P2"><text:span text:style-name="T194"><text:s text:c="8"/></text:span><text:span text:style-name="T195">&lt;!-- Disable the second-level cache<text:s text:c="2"/>--&gt;</text:span><text:span text:style-name="T196"/></text:p>
      <text:p text:style-name="P2"><text:span text:style-name="T197"><text:s text:c="8"/></text:span><text:span text:style-name="T198">&lt;</text:span><text:span text:style-name="T199">property</text:span><text:span text:style-name="T200"><text:s/></text:span><text:span text:style-name="T201">name</text:span><text:span text:style-name="T202">=</text:span><text:span text:style-name="T203">"cache.provider_class"</text:span><text:span text:style-name="T204">&gt;</text:span><text:span text:style-name="T205">org.hibernate.cache.NoCacheProvider</text:span><text:span text:style-name="T206">&lt;/</text:span><text:span text:style-name="T207">property</text:span><text:span text:style-name="T208">&gt;</text:span><text:span text:style-name="T209"/></text:p>
      <text:p text:style-name="P2"><text:span text:style-name="T210"><text:s text:c="8"/></text:span><text:span text:style-name="T211">&lt;</text:span><text:span text:style-name="T212">property</text:span><text:span text:style-name="T213"><text:s/></text:span><text:span text:style-name="T214">name</text:span><text:span text:style-name="T215">=</text:span><text:span text:style-name="T216">"cache.use_query_cache"</text:span><text:span text:style-name="T217">&gt;</text:span><text:span text:style-name="T218">false</text:span><text:span text:style-name="T219">&lt;/</text:span><text:span text:style-name="T220">property</text:span><text:span text:style-name="T221">&gt;</text:span><text:span text:style-name="T222"/></text:p>
      <text:p text:style-name="P2"><text:span text:style-name="T223"><text:s text:c="8"/></text:span><text:span text:style-name="T224">&lt;</text:span><text:span text:style-name="T225">property</text:span><text:span text:style-name="T226"><text:s/></text:span><text:span text:style-name="T227">name</text:span><text:span text:style-name="T228">=</text:span><text:span text:style-name="T229">"cache.use_minimal_puts"</text:span><text:span text:style-name="T230">&gt;</text:span><text:span text:style-name="T231">false</text:span><text:span text:style-name="T232">&lt;/</text:span><text:span text:style-name="T233">property</text:span><text:span text:style-name="T234">&gt;</text:span><text:span text:style-name="T235"/></text:p>
      <text:p text:style-name="P2"><text:span text:style-name="T235"/></text:p>
      <text:p text:style-name="P2"><text:span text:style-name="T236"><text:s text:c="8"/></text:span><text:span text:style-name="T237">&lt;!-- In eager fetching, only join three tables deep if joins are used --&gt;</text:span><text:span text:style-name="T238"/></text:p>
      <text:p text:style-name="P2"><text:span text:style-name="T239"><text:s text:c="8"/></text:span><text:span text:style-name="T240">&lt;</text:span><text:span text:style-name="T241">property</text:span><text:span text:style-name="T242"><text:s/></text:span><text:span text:style-name="T243">name</text:span><text:span text:style-name="T244">=</text:span><text:span text:style-name="T245">"max_fetch_depth"</text:span><text:span text:style-name="T246">&gt;</text:span><text:span text:style-name="T247">3</text:span><text:span text:style-name="T248">&lt;/</text:span><text:span text:style-name="T249">property</text:span><text:span text:style-name="T250">&gt;</text:span><text:span text:style-name="T251"/></text:p>
      <text:p text:style-name="P2"><text:span text:style-name="T251"/></text:p>
      <text:p text:style-name="P2"><text:span text:style-name="T252"><text:s text:c="8"/></text:span><text:span text:style-name="T253">&lt;!-- Print SQL to<text:s/></text:span><text:span text:style-name="T254">stdout</text:span><text:span text:style-name="T255">, format it nicely<text:s text:c="2"/>--&gt;</text:span><text:span text:style-name="T256"/></text:p>
      <text:p text:style-name="P2"><text:span text:style-name="T257"><text:s text:c="8"/></text:span><text:span text:style-name="T258">&lt;</text:span><text:span text:style-name="T259">property</text:span><text:span text:style-name="T260"><text:s/></text:span><text:span text:style-name="T261">name</text:span><text:span text:style-name="T262">=</text:span><text:span text:style-name="T263">"show_sql"</text:span><text:span text:style-name="T264">&gt;</text:span><text:span text:style-name="T265">false</text:span><text:span text:style-name="T266">&lt;/</text:span><text:span text:style-name="T267">property</text:span><text:span text:style-name="T268">&gt;</text:span><text:span text:style-name="T269"/></text:p>
      <text:p text:style-name="P2"><text:span text:style-name="T270"><text:s text:c="8"/></text:span><text:span text:style-name="T271">&lt;</text:span><text:span text:style-name="T272">property</text:span><text:span text:style-name="T273"><text:s/></text:span><text:span text:style-name="T274">name</text:span><text:span text:style-name="T275">=</text:span><text:span text:style-name="T276">"format_sql"</text:span><text:span text:style-name="T277">&gt;</text:span><text:span text:style-name="T278">true</text:span><text:span text:style-name="T279">&lt;/</text:span><text:span text:style-name="T280">property</text:span><text:span text:style-name="T281">&gt;</text:span><text:span text:style-name="T282"/></text:p>
      <text:p text:style-name="P2"><text:span text:style-name="T283"><text:s text:c="8"/></text:span><text:span text:style-name="T284">&lt;</text:span><text:span text:style-name="T285">property</text:span><text:span text:style-name="T286"><text:s/></text:span><text:span text:style-name="T287">name</text:span><text:span text:style-name="T288">=</text:span><text:span text:style-name="T289">"use_sql_comments"</text:span><text:span text:style-name="T290">&gt;</text:span><text:span text:style-name="T291">true</text:span><text:span text:style-name="T292">&lt;/</text:span><text:span text:style-name="T293">property</text:span><text:span text:style-name="T294">&gt;</text:span><text:span text:style-name="T295"/></text:p>
      <text:p text:style-name="P2"><text:span text:style-name="T295"/></text:p>
      <text:p text:style-name="P2"><text:span text:style-name="T296"><text:s text:c="8"/></text:span><text:span text:style-name="T297">&lt;!-- Drop and then re-create schema on SessionFactory build, for testing<text:s text:c="2"/>--&gt;</text:span><text:span text:style-name="T298"/></text:p>
      <text:p text:style-name="P2"><text:span text:style-name="T299"><text:s text:c="8"/></text:span><text:span text:style-name="T300">&lt;</text:span><text:span text:style-name="T301">property</text:span><text:span text:style-name="T302"><text:s/></text:span><text:span text:style-name="T303">name</text:span><text:span text:style-name="T304">=</text:span><text:span text:style-name="T305">"hbm2ddl.auto"</text:span><text:span text:style-name="T306">&gt;</text:span><text:span text:style-name="T307">create</text:span><text:span text:style-name="T308">&lt;/</text:span><text:span text:style-name="T309">property</text:span><text:span text:style-name="T310">&gt;</text:span><text:span text:style-name="T311"/></text:p>
      <text:p text:style-name="P2"><text:span text:style-name="T311"/></text:p>
      <text:p text:style-name="P2"><text:span text:style-name="T312"><text:s text:c="8"/></text:span><text:span text:style-name="T313">&lt;!-- Use thread-bound persistence context propagation, scoped to the transaction --&gt;</text:span><text:span text:style-name="T314"/></text:p>
      <text:p text:style-name="P2"><text:span text:style-name="T315"><text:s text:c="8"/></text:span><text:span text:style-name="T316">&lt;</text:span><text:span text:style-name="T317">property</text:span><text:span text:style-name="T318"><text:s/></text:span><text:span text:style-name="T319">name</text:span><text:span text:style-name="T320">=</text:span><text:span text:style-name="T321">"current_session_context_class"</text:span><text:span text:style-name="T322">&gt;</text:span><text:span text:style-name="T323">thread</text:span><text:span text:style-name="T324">&lt;/</text:span><text:span text:style-name="T325">property</text:span><text:span text:style-name="T326">&gt;</text:span><text:span text:style-name="T327"/></text:p>
      <text:p text:style-name="P2"><text:span text:style-name="T327"/></text:p>
      <text:p text:style-name="P2"><text:span text:style-name="T328"><text:s text:c="8"/></text:span><text:span text:style-name="T329">&lt;!-- CaveatEmptor mapping files --&gt;</text:span><text:span text:style-name="T330"/></text:p>
      <text:p text:style-name="P2"><text:span text:style-name="T331"><text:s text:c="8"/></text:span><text:span text:style-name="T332">&lt;</text:span><text:span text:style-name="T333">mapping</text:span><text:span text:style-name="T334"><text:s/></text:span><text:span text:style-name="T335">resource</text:span><text:span text:style-name="T336">=</text:span><text:span text:style-name="T337">"auction/persistence/UserTypes.hbm.xml"</text:span><text:span text:style-name="T338">/&gt;</text:span><text:span text:style-name="T339"/></text:p>
      <text:p text:style-name="P2"><text:span text:style-name="T340"><text:s text:c="8"/></text:span><text:span text:style-name="T341">&lt;</text:span><text:span text:style-name="T342">mapping</text:span><text:span text:style-name="T343"><text:s/></text:span><text:span text:style-name="T344">resource</text:span><text:span text:style-name="T345">=</text:span><text:span text:style-name="T346">"auction/persistence/NamedQueries.hbm.xml"</text:span><text:span text:style-name="T347">/&gt;</text:span><text:span text:style-name="T348"/></text:p>
      <text:p text:style-name="P2"><text:span text:style-name="T349"><text:s text:c="8"/></text:span><text:span text:style-name="T350">&lt;</text:span><text:span text:style-name="T351">mapping</text:span><text:span text:style-name="T352"><text:s/></text:span><text:span text:style-name="T353">resource</text:span><text:span text:style-name="T354">=</text:span><text:span text:style-name="T355">"auction/persistence/DynamicFilters.hbm.xml"</text:span><text:span text:style-name="T356">/&gt;</text:span><text:span text:style-name="T357"/></text:p>
      <text:p text:style-name="P2"><text:span text:style-name="T358"><text:s text:c="8"/></text:span><text:span text:style-name="T359">&lt;</text:span><text:span text:style-name="T360">mapping</text:span><text:span text:style-name="T361"><text:s/></text:span><text:span text:style-name="T362">resource</text:span><text:span text:style-name="T363">=</text:span><text:span text:style-name="T364">"auction/persistence/audit/AuditLogRecord.hbm.xml"</text:span><text:span text:style-name="T365">/&gt;</text:span><text:span text:style-name="T366"/></text:p>
      <text:p text:style-name="P2"><text:span text:style-name="T367"><text:s text:c="8"/></text:span><text:span text:style-name="T368">&lt;</text:span><text:span text:style-name="T369">mapping</text:span><text:span text:style-name="T370"><text:s/></text:span><text:span text:style-name="T371">resource</text:span><text:span text:style-name="T372">=</text:span><text:span text:style-name="T373">"auction/model/User.hbm.xml"</text:span><text:span text:style-name="T374">/&gt;</text:span><text:span text:style-name="T375"/></text:p>
      <text:p text:style-name="P2"><text:span text:style-name="T376"><text:s text:c="8"/></text:span><text:span text:style-name="T377">&lt;</text:span><text:span text:style-name="T378">mapping</text:span><text:span text:style-name="T379"><text:s/></text:span><text:span text:style-name="T380">resource</text:span><text:span text:style-name="T381">=</text:span><text:span text:style-name="T382">"auction/model/BillingDetails.hbm.xml"</text:span><text:span text:style-name="T383">/&gt;</text:span><text:span text:style-name="T384"/></text:p>
      <text:p text:style-name="P2"><text:span text:style-name="T385"><text:s text:c="8"/></text:span><text:span text:style-name="T386">&lt;</text:span><text:span text:style-name="T387">mapping</text:span><text:span text:style-name="T388"><text:s/></text:span><text:span text:style-name="T389">resource</text:span><text:span text:style-name="T390">=</text:span><text:span text:style-name="T391">"auction/model/Item.hbm.xml"</text:span><text:span text:style-name="T392">/&gt;</text:span><text:span text:style-name="T393"/></text:p>
      <text:p text:style-name="P2"><text:span text:style-name="T394"><text:s text:c="8"/></text:span><text:span text:style-name="T395">&lt;</text:span><text:span text:style-name="T396">mapping</text:span><text:span text:style-name="T397"><text:s/></text:span><text:span text:style-name="T398">resource</text:span><text:span text:style-name="T399">=</text:span><text:span text:style-name="T400">"auction/model/Category.hbm.xml"</text:span><text:span text:style-name="T401">/&gt;</text:span><text:span text:style-name="T402"/></text:p>
      <text:p text:style-name="P2"><text:span text:style-name="T403"><text:s text:c="8"/></text:span><text:span text:style-name="T404">&lt;</text:span><text:span text:style-name="T405">mapping</text:span><text:span text:style-name="T406"><text:s/></text:span><text:span text:style-name="T407">resource</text:span><text:span text:style-name="T408">=</text:span><text:span text:style-name="T409">"auction/model/CategorizedItem.hbm.xml"</text:span><text:span text:style-name="T410">/&gt;</text:span><text:span text:style-name="T411"/></text:p>
      <text:p text:style-name="P2"><text:span text:style-name="T412"><text:s text:c="8"/></text:span><text:span text:style-name="T413">&lt;</text:span><text:span text:style-name="T414">mapping</text:span><text:span text:style-name="T415"><text:s/></text:span><text:span text:style-name="T416">resource</text:span><text:span text:style-name="T417">=</text:span><text:span text:style-name="T418">"auction/model/Bid.hbm.xml"</text:span><text:span text:style-name="T419">/&gt;</text:span><text:span text:style-name="T420"/></text:p>
      <text:p text:style-name="P2"><text:span text:style-name="T421"><text:s text:c="8"/></text:span><text:span text:style-name="T422">&lt;</text:span><text:span text:style-name="T423">mapping</text:span><text:span text:style-name="T424"><text:s/></text:span><text:span text:style-name="T425">resource</text:span><text:span text:style-name="T426">=</text:span><text:span text:style-name="T427">"auction/model/Comment.hbm.xml"</text:span><text:span text:style-name="T428">/&gt;</text:span><text:span text:style-name="T429"/></text:p>
      <text:p text:style-name="P2"><text:span text:style-name="T430"><text:s text:c="8"/></text:span><text:span text:style-name="T431">&lt;</text:span><text:span text:style-name="T432">mapping</text:span><text:span text:style-name="T433"><text:s/></text:span><text:span text:style-name="T434">resource</text:span><text:span text:style-name="T435">=</text:span><text:span text:style-name="T436">"auction/model/AddressEntity.hbm.xml"</text:span><text:span text:style-name="T437">/&gt;</text:span><text:span text:style-name="T438"/></text:p>
      <text:p text:style-name="P2"><text:span text:style-name="T439"><text:s text:c="8"/></text:span><text:span text:style-name="T440">&lt;</text:span><text:span text:style-name="T441">mapping</text:span><text:span text:style-name="T442"><text:s/></text:span><text:span text:style-name="T443">resource</text:span><text:span text:style-name="T444">=</text:span><text:span text:style-name="T445">"auction/model/Shipment.hbm.xml"</text:span><text:span text:style-name="T446">/&gt;</text:span><text:span text:style-name="T447"/></text:p>
      <text:p text:style-name="P2"><text:span text:style-name="T448"><text:s text:c="8"/></text:span><text:span text:style-name="T449">&lt;</text:span><text:span text:style-name="T450">mapping</text:span><text:span text:style-name="T451"><text:s/></text:span><text:span text:style-name="T452">resource</text:span><text:span text:style-name="T453">=</text:span><text:span text:style-name="T454">"auction/model/DynamicModel.hbm.xml"</text:span><text:span text:style-name="T455">/&gt;</text:span><text:span text:style-name="T456"/></text:p>
      <text:p text:style-name="P2"><text:span text:style-name="T456"/></text:p>
      <text:p text:style-name="P2"><text:span text:style-name="T457"><text:s text:c="8"/></text:span><text:span text:style-name="T458">&lt;!-- CaveatEmptor annotated EJB3 entity beans.</text:span><text:span text:style-name="T459"/></text:p>
      <text:p text:style-name="P2"><text:span text:style-name="T459"/></text:p>
      <text:p text:style-name="P2"><text:span text:style-name="T460"><text:s text:c="12"/>Use this with the CaveatEmptor.JPA package if you don't want</text:span><text:span text:style-name="T461"/></text:p>
      <text:p text:style-name="P2"><text:span text:style-name="T462"><text:s text:c="12"/>persistence.xml but hibernate.cfg.xml. Startup with the SessionFactory</text:span><text:span text:style-name="T463"/></text:p>
      <text:p text:style-name="P2"><text:span text:style-name="T464"><text:s text:c="12"/>instead of the Persistence/EntityManagerFactory bootstrap.</text:span><text:span text:style-name="T465"/></text:p>
      <text:p text:style-name="P2"><text:span text:style-name="T465"/></text:p>
      <text:p text:style-name="P2"><text:span text:style-name="T466"><text:s text:c="8"/>&lt;mapping package="auction.persistence"/&gt;</text:span><text:span text:style-name="T467"/></text:p>
      <text:p text:style-name="P2"><text:span text:style-name="T468"><text:s text:c="8"/>&lt;mapping class="auction.persistence.audit.AuditLogRecord"/&gt;</text:span><text:span text:style-name="T469"/></text:p>
      <text:p text:style-name="P2"><text:span text:style-name="T470"><text:s text:c="8"/>&lt;mapping class="auction.model.User"/&gt;</text:span><text:span text:style-name="T471"/></text:p>
      <text:p text:style-name="P2"><text:span text:style-name="T472"><text:s text:c="8"/>&lt;mapping class="auction.model.Item"/&gt;</text:span><text:span text:style-name="T473"/></text:p>
      <text:p text:style-name="P2"><text:span text:style-name="T474"><text:s text:c="8"/>&lt;mapping class="auction.model.Category"/&gt;</text:span><text:span text:style-name="T475"/></text:p>
      <text:p text:style-name="P2"><text:span text:style-name="T476"><text:s text:c="8"/>&lt;mapping class="auction.model.CategorizedItem"/&gt;</text:span><text:span text:style-name="T477"/></text:p>
      <text:p text:style-name="P2"><text:span text:style-name="T478"><text:s text:c="8"/>&lt;mapping class="auction.model.Bid"/&gt;</text:span><text:span text:style-name="T479"/></text:p>
      <text:p text:style-name="P2"><text:span text:style-name="T480"><text:s text:c="8"/>&lt;mapping class="auction.model.BillingDetails"/&gt;</text:span><text:span text:style-name="T481"/></text:p>
      <text:p text:style-name="P2"><text:span text:style-name="T482"><text:s text:c="8"/>&lt;mapping class="auction.model.CreditCard"/&gt;</text:span><text:span text:style-name="T483"/></text:p>
      <text:p text:style-name="P2"><text:span text:style-name="T484"><text:s text:c="8"/>&lt;mapping class="auction.model.BankAccount"/&gt;</text:span><text:span text:style-name="T485"/></text:p>
      <text:p text:style-name="P2"><text:span text:style-name="T486"><text:s text:c="8"/>&lt;mapping class="auction.model.Comment"/&gt;</text:span><text:span text:style-name="T487"/></text:p>
      <text:p text:style-name="P2"><text:span text:style-name="T488"><text:s text:c="8"/>&lt;mapping class="auction.model.AddressEntity"/&gt;</text:span><text:span text:style-name="T489"/></text:p>
      <text:p text:style-name="P2"><text:span text:style-name="T490"><text:s text:c="8"/>&lt;mapping class="auction.model.Shipment"/&gt;</text:span><text:span text:style-name="T491"/></text:p>
      <text:p text:style-name="P2"><text:span text:style-name="T492"><text:s text:c="8"/>&lt;mapping resource="auction/model/DynamicModel.hbm.xml"/&gt;</text:span><text:span text:style-name="T493"/></text:p>
      <text:p text:style-name="P2"><text:span text:style-name="T494"><text:s text:c="8"/>--&gt;</text:span><text:span text:style-name="T495"/></text:p>
      <text:p text:style-name="P2"><text:span text:style-name="T496"><text:s text:c="4"/></text:span><text:span text:style-name="T497">&lt;/</text:span><text:span text:style-name="T498">session-factory</text:span><text:span text:style-name="T499">&gt;</text:span><text:span text:style-name="T500"/></text:p>
      <text:p text:style-name="P2"><text:span text:style-name="T500"/></text:p>
      <text:p text:style-name="P2"><text:span text:style-name="T501">&lt;/</text:span><text:span text:style-name="T502">hibernate-configuration</text:span><text:span text:style-name="T503">&gt;</text:span><text:span text:style-name="T504"/></text:p>
      <text:p text:style-name="P3"><text:span text:style-name="T50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